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b1771" officeooo:paragraph-rsid="001b1771"/>
    </style:style>
    <style:style style:name="P2" style:family="paragraph" style:parent-style-name="Standard">
      <style:paragraph-properties fo:text-align="center" style:justify-single-word="false"/>
      <style:text-properties officeooo:rsid="001b1771" officeooo:paragraph-rsid="001b1771"/>
    </style:style>
    <style:style style:name="P3" style:family="paragraph" style:parent-style-name="Standard">
      <style:paragraph-properties fo:text-align="center" style:justify-single-word="false"/>
      <style:text-properties fo:font-weight="bold" officeooo:rsid="001e7499" officeooo:paragraph-rsid="001e7499" style:font-weight-asian="bold" style:font-weight-complex="bold"/>
    </style:style>
    <style:style style:name="P4" style:family="paragraph" style:parent-style-name="Standard">
      <style:paragraph-properties fo:text-align="center" style:justify-single-word="false"/>
      <style:text-properties fo:font-weight="bold" officeooo:rsid="0020c52a" officeooo:paragraph-rsid="0020c52a" style:font-weight-asian="bold" style:font-weight-complex="bold"/>
    </style:style>
    <style:style style:name="P5" style:family="paragraph" style:parent-style-name="Standard">
      <style:paragraph-properties fo:text-align="center" style:justify-single-word="false"/>
      <style:text-properties fo:font-size="28pt" fo:font-weight="bold" officeooo:rsid="001b1771" officeooo:paragraph-rsid="001b1771" style:font-size-asian="28pt" style:font-weight-asian="bold" style:font-size-complex="28pt" style:font-weight-complex="bold"/>
    </style:style>
    <style:style style:name="P6" style:family="paragraph" style:parent-style-name="Standard">
      <style:paragraph-properties fo:text-align="justify" style:justify-single-word="false"/>
      <style:text-properties officeooo:rsid="001c8884" officeooo:paragraph-rsid="001c8884"/>
    </style:style>
    <style:style style:name="P7" style:family="paragraph" style:parent-style-name="Standard">
      <style:paragraph-properties fo:text-align="justify" style:justify-single-word="false"/>
      <style:text-properties officeooo:rsid="001e7499" officeooo:paragraph-rsid="001e7499"/>
    </style:style>
    <style:style style:name="P8"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b1771" officeooo:paragraph-rsid="001b1771" style:font-size-asian="16pt" style:font-weight-asian="bold" style:font-size-complex="16pt" style:font-weight-complex="bold"/>
    </style:style>
    <style:style style:name="P9" style:family="paragraph" style:parent-style-name="Standard">
      <style:paragraph-properties fo:text-align="start" style:justify-single-word="false"/>
      <style:text-properties fo:font-weight="normal" officeooo:rsid="002381be" officeooo:paragraph-rsid="002381be" style:font-weight-asian="normal" style:font-weight-complex="normal"/>
    </style:style>
    <style:style style:name="P10" style:family="paragraph" style:parent-style-name="Standard">
      <style:paragraph-properties fo:text-align="start" style:justify-single-word="false"/>
      <style:text-properties fo:font-weight="normal" officeooo:rsid="00277761" officeooo:paragraph-rsid="00277761" style:font-weight-asian="normal" style:font-weight-complex="normal"/>
    </style:style>
    <style:style style:name="P11" style:family="paragraph" style:parent-style-name="Standard">
      <style:paragraph-properties fo:text-align="start" style:justify-single-word="false"/>
      <style:text-properties fo:font-weight="normal" officeooo:rsid="0029c0b0" officeooo:paragraph-rsid="0029c0b0" style:font-weight-asian="normal" style:font-weight-complex="normal"/>
    </style:style>
    <style:style style:name="T1" style:family="text">
      <style:text-properties officeooo:rsid="001e7499"/>
    </style:style>
    <style:style style:name="T2" style:family="text">
      <style:text-properties officeooo:rsid="001f1656"/>
    </style:style>
    <style:style style:name="T3" style:family="text">
      <style:text-properties officeooo:rsid="00259681"/>
    </style:style>
    <style:style style:name="T4" style:family="text">
      <style:text-properties officeooo:rsid="00286de1"/>
    </style:style>
    <style:style style:name="T5" style:family="text">
      <style:text-properties officeooo:rsid="002a95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umCity</text:p>
      <text:p text:style-name="P2">GAUTHIER Silvère – LAMEIRA Yannick</text:p>
      <text:p text:style-name="P2"/>
      <text:p text:style-name="P2"/>
      <text:p text:style-name="P2"/>
      <text:p text:style-name="P2"/>
      <text:p text:style-name="P8">Cahier des charges</text:p>
      <text:p text:style-name="P1"/>
      <text:p text:style-name="P1"/>
      <text:p text:style-name="P4">Description du projet</text:p>
      <text:p text:style-name="P6"/>
      <text:p text:style-name="P6">LumCity est un projet inspiré du célèbre jeu SimCity, mais en se concentrant sur une petite ville futuriste <text:span text:style-name="T1">peuplée de globes lumineux intelligents</text:span>, dont la gestion sera plus fine que dans SimCity.</text:p>
      <text:p text:style-name="P6"/>
      <text:p text:style-name="P6">L'objectif de notre projet est de modéliser un quartier urbain, comportant des agents, ainsi que de répondre aux besoins de celui-ci. En effet, au fur et à mesure du jeu, l'environnement va évoluer, de ce fait il faudra s'adapter à ces situations. </text:p>
      <text:p text:style-name="P6"/>
      <text:p text:style-name="P6">L'environnement peut évoluer de différentes façons :</text:p>
      <text:p text:style-name="P6">- géographiquement (nouvelles constructions <text:span text:style-name="T1">de bâtiments, parcs…)</text:span></text:p>
      <text:p text:style-name="P6">- <text:span text:style-name="T1">démographiquement (les familles s'agrandissent, nouveaux habitants, décès…)</text:span></text:p>
      <text:p text:style-name="P6">- <text:span text:style-name="T1">statistiquement (naissances, décès, arrivées, départs…)</text:span></text:p>
      <text:p text:style-name="P6"/>
      <text:p text:style-name="P7">Pour répondre aux événements modifiant l'environnement, les agents s'adapteront à certaines conditions, mais le joueur devra par exemple construire de nouveaux logements, espaces verts, commerces… ainsi que gérer le taux d'imposition qui influera sur le pouvoir d'achat et le bien être des agents. Un système de gestion de l'argent sera donc établi en fonction de la population.</text:p>
      <text:p text:style-name="P7"/>
      <text:p text:style-name="P7">Un agent pourra marcher dans la rue ou dans les parcs, entrer dans les bâtiments et conduire des voitures du futur.</text:p>
      <text:p text:style-name="P6"/>
      <text:p text:style-name="P6">Des astuces apparaîtront dans une info-bulle en bas d'écran, faisant du jeu une sorte de didacticiel sur la gestion locale d'une ville.</text:p>
      <text:p text:style-name="P6"/>
      <text:p text:style-name="P6"/>
      <text:p text:style-name="P3">Développement</text:p>
      <text:p text:style-name="P7"/>
      <text:p text:style-name="P7">Le projet sera développé en C++. Les graphismes seront gérés par la bibliothèque SFML.</text:p>
      <text:p text:style-name="P7">Le multi-agent<text:span text:style-name="T2">s</text:span> sera un tableau comportant des agents ayant chacun une fonction « action ».</text:p>
      <text:p text:style-name="P7"/>
      <text:p text:style-name="P9">Pour la gestion des agents, nous aurons un système très simpliste. Un tableau contiendra tous les agents et un parcours de celui-ci permettra d'appeler la méthode « action » de chacun des agents. Ensuite, les agents influeront chacun leur tour sur l'environnement.</text:p>
      <text:p text:style-name="P9"/>
      <text:p text:style-name="P9">Pour chaque agent, la méthode action sera la méthode principale permettant à l'agent d'agir pendant un tick. Chaque agent pourra alors se déplacer, prendre un véhicule ou entrer dans un bâtiment.</text:p>
      <text:p text:style-name="P9"/>
      <text:p text:style-name="P10"><text:span text:style-name="T5">N</text:span>ous pourrons <text:span text:style-name="T5">créer d'autres</text:span> agent<text:span text:style-name="T4">s</text:span> qui ser<text:span text:style-name="T4">ont des conseillers (finance, écologie, sécurité...)</text:span> pour le joueur. Ce<text:span text:style-name="T4">s </text:span>agent<text:span text:style-name="T4">s</text:span> aur<text:span text:style-name="T4">ont</text:span> donc un système un peu plus complexe. En effet, ce<text:span text:style-name="T4">ux</text:span>-ci nous rapporter<text:span text:style-name="T4">ont</text:span> les faits non vu<text:span text:style-name="T4">s</text:span> par le joueur <text:span text:style-name="T4">dans des info-bulles (incendie, mortalité importante, impot trop élevés ...)</text:span>, pour que le joueur puisse les consulter et agir.</text:p>
      <text:p text:style-name="P9"><text:soft-page-break/></text:p>
      <text:p text:style-name="P9">Pour l'environnement, chaque case de la carte aura un type défini (par exemple un trottoir, une route, un bâtiment ou un parc) permettant aux agents de savoir où ils sont. On aura donc également un tableau de cases représentant la carte du jeu.</text:p>
      <text:p text:style-name="P9"/>
      <text:p text:style-name="P9">Pour des soucis de facilité, la génération aléatoire de la carte ne sera probablement pas mis en place, ceci n'étant pas le plus important ici. <text:span text:style-name="T3">Tout comme la communication entre agents.</text:span></text:p>
      <text:p text:style-name="P9"/>
      <text:p text:style-name="P9">Au niveau des affichages, il suffira d'afficher, grâce aux fonctions de la bibliothèque SFML, d'abord la carte, puis chaque agent. Nous limiterons le nombre d'agent afin de ne pas trop ralentir le processus, et seules les informations vues par la caméra seront calculées.</text:p>
      <text:p text:style-name="P9"/>
      <text:p text:style-name="P9">Ainsi, l'évolution géographique sera un changement de configuration de la carte et donc des cases, l'évolution démographique sera simplement un agrandissement du tableau d'agents et les statistiques seront calculées grâce à un mini-historique.</text:p>
      <text:p text:style-name="P9"/>
      <text:p text:style-name="P11">La partie développement sera adaptée en fonction de la gestion du temps et des difficultés rencontré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gauthier </meta:initial-creator>
    <meta:creation-date>2014-10-10T08:35:41.153953022</meta:creation-date>
    <dc:date>2014-10-24T15:42:34.885843228</dc:date>
    <meta:editing-duration>PT35M16S</meta:editing-duration>
    <meta:editing-cycles>11</meta:editing-cycles>
    <meta:generator>LibreOffice/4.2.6.3$Linux_X86_64 LibreOffice_project/420m0$Build-3</meta:generator>
    <meta:document-statistic meta:table-count="0" meta:image-count="0" meta:object-count="0" meta:page-count="2" meta:paragraph-count="24" meta:word-count="538" meta:character-count="3461" meta:non-whitespace-character-count="2945"/>
  </office:meta>
</office:document-meta>
</file>